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IDFont+F1" svg:font-family="CIDFont+F1" style:font-family-generic="roman" style:font-pitch="variable"/>
    <style:font-face style:name="CIDFont+F4" svg:font-family="CIDFont+F4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30c4" officeooo:paragraph-rsid="002130c4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cf04f" officeooo:paragraph-rsid="001d6b8d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rsid="0027649c" officeooo:paragraph-rsid="0027649c"/>
    </style:style>
    <style:style style:name="P6" style:family="paragraph" style:parent-style-name="Text_20_body">
      <style:text-properties officeooo:rsid="0027649c" officeooo:paragraph-rsid="002cf8be"/>
    </style:style>
    <style:style style:name="P7" style:family="paragraph" style:parent-style-name="Text_20_body">
      <style:text-properties officeooo:paragraph-rsid="0027649c"/>
    </style:style>
    <style:style style:name="P8" style:family="paragraph" style:parent-style-name="Text_20_body">
      <style:text-properties officeooo:rsid="0027e104" officeooo:paragraph-rsid="0027e104"/>
    </style:style>
    <style:style style:name="P9" style:family="paragraph" style:parent-style-name="Text_20_body">
      <style:text-properties officeooo:rsid="002a7241" officeooo:paragraph-rsid="002a7241"/>
    </style:style>
    <style:style style:name="P10" style:family="paragraph" style:parent-style-name="Text_20_body" style:list-style-name="L3"/>
    <style:style style:name="P11" style:family="paragraph" style:parent-style-name="Text_20_body">
      <style:text-properties officeooo:rsid="002cfa52" officeooo:paragraph-rsid="002cfa52"/>
    </style:style>
    <style:style style:name="P12" style:family="paragraph" style:parent-style-name="Text_20_body">
      <style:text-properties officeooo:rsid="002ef239" officeooo:paragraph-rsid="002ef239"/>
    </style:style>
    <style:style style:name="P13" style:family="paragraph" style:parent-style-name="Text_20_body">
      <style:text-properties officeooo:rsid="002f9e61" officeooo:paragraph-rsid="002f9e61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d6b8d" officeooo:paragraph-rsid="001d6b8d"/>
    </style:style>
    <style:style style:name="P18" style:family="paragraph" style:parent-style-name="Standard">
      <style:text-properties officeooo:rsid="001986d0" officeooo:paragraph-rsid="001986d0"/>
    </style:style>
    <style:style style:name="P19" style:family="paragraph" style:parent-style-name="Standard">
      <style:text-properties officeooo:rsid="001a8fdd" officeooo:paragraph-rsid="001a8fdd"/>
    </style:style>
    <style:style style:name="P20" style:family="paragraph" style:parent-style-name="Standard">
      <style:text-properties officeooo:rsid="001b65db" officeooo:paragraph-rsid="001b65db"/>
    </style:style>
    <style:style style:name="P21" style:family="paragraph" style:parent-style-name="Standard">
      <style:text-properties officeooo:rsid="001cf04f" officeooo:paragraph-rsid="001cf04f"/>
    </style:style>
    <style:style style:name="P22" style:family="paragraph" style:parent-style-name="Standard">
      <style:text-properties officeooo:rsid="001cf04f" officeooo:paragraph-rsid="001d6b8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officeooo:rsid="001d6b8d" officeooo:paragraph-rsid="001d6b8d"/>
    </style:style>
    <style:style style:name="P25" style:family="paragraph" style:parent-style-name="Standard">
      <style:text-properties officeooo:rsid="001e3585" officeooo:paragraph-rsid="001e3585"/>
    </style:style>
    <style:style style:name="P26" style:family="paragraph" style:parent-style-name="Standard">
      <style:text-properties officeooo:rsid="001e4440" officeooo:paragraph-rsid="001e4440"/>
    </style:style>
    <style:style style:name="P27" style:family="paragraph" style:parent-style-name="Standard">
      <style:text-properties officeooo:rsid="002130c4" officeooo:paragraph-rsid="002130c4"/>
    </style:style>
    <style:style style:name="P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cf04f" officeooo:paragraph-rsid="001cf04f"/>
    </style:style>
    <style:style style:name="P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d6b8d" officeooo:paragraph-rsid="001d6b8d"/>
    </style:style>
    <style:style style:name="P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fa52" officeooo:paragraph-rsid="002cfa52"/>
    </style:style>
    <style:style style:name="P31" style:family="paragraph" style:parent-style-name="Heading_20_3">
      <style:text-properties officeooo:rsid="002130c4" officeooo:paragraph-rsid="002130c4"/>
    </style:style>
    <style:style style:name="P32" style:family="paragraph" style:parent-style-name="Heading_20_1">
      <style:text-properties officeooo:rsid="001e4440" officeooo:paragraph-rsid="001e4440"/>
    </style:style>
    <style:style style:name="P33" style:family="paragraph" style:parent-style-name="Heading_20_2">
      <style:text-properties officeooo:rsid="0027649c" officeooo:paragraph-rsid="0027649c"/>
    </style:style>
    <style:style style:name="T1" style:family="text">
      <style:text-properties style:font-name="CIDFont+F1" fo:font-size="10pt" style:font-size-asian="10pt"/>
    </style:style>
    <style:style style:name="T2" style:family="text">
      <style:text-properties fo:color="#000000" style:font-name="CIDFont+F1" fo:font-size="10pt" style:font-size-asian="10pt"/>
    </style:style>
    <style:style style:name="T3" style:family="text">
      <style:text-properties fo:color="#000000" style:font-name="CIDFont+F1" fo:font-size="10pt" officeooo:rsid="001e3585" style:font-size-asian="10pt"/>
    </style:style>
    <style:style style:name="T4" style:family="text">
      <style:text-properties fo:color="#ca015a" style:font-name="CIDFont+F1" fo:font-size="10pt" style:font-size-asian="10pt"/>
    </style:style>
    <style:style style:name="T5" style:family="text">
      <style:text-properties style:font-name="CIDFont+F4" fo:font-size="13pt" style:font-size-asian="13pt"/>
    </style:style>
    <style:style style:name="T6" style:family="text">
      <style:text-properties style:font-name="CIDFont+F4" fo:font-size="13pt" officeooo:rsid="001ea3b1" style:font-size-asian="13pt"/>
    </style:style>
    <style:style style:name="T7" style:family="text">
      <style:text-properties style:font-name="CIDFont+F4" fo:font-size="13pt" officeooo:rsid="001f0303" style:font-size-asian="13pt"/>
    </style:style>
    <style:style style:name="T8" style:family="text">
      <style:text-properties officeooo:rsid="0027649c"/>
    </style:style>
    <style:style style:name="T9" style:family="text">
      <style:text-properties officeooo:rsid="002efa0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Module 2 </text:p>
      <text:p text:style-name="P18"/>
      <text:p text:style-name="P18">IA – ML </text:p>
      <text:p text:style-name="P18"/>
      <text:p text:style-name="P18">refs :</text:p>
      <text:p text:style-name="P18"/>
      <text:p text:style-name="P18"><text:a xlink:type="simple" xlink:href="https://makina-corpus.com/blog/metier/2017/initiation-au-machine-learning-avec-python-theorie" text:style-name="Internet_20_link" text:visited-style-name="Visited_20_Internet_20_Link">https://makina-corpus.com/blog/metier/2017/initiation-au-machine-learning-avec-python-theorie</text:a></text:p>
      <text:p text:style-name="P18"/>
      <text:p text:style-name="P20">wikipedia :</text:p>
      <text:p text:style-name="P20">IA </text:p>
      <text:p text:style-name="P18"/>
      <text:p text:style-name="P24">notes : </text:p>
      <text:p text:style-name="P18"><text:span text:style-name="T2">On commence même à voir </text:span><text:span text:style-name="T4">rêver les ordinateurs…</text:span></text:p>
      <text:p text:style-name="P18"><text:span text:style-name="T2"/></text:p>
      <text:p text:style-name="P22"><text:span text:style-name="T1">Des disciplines extrêmement compliquées et coûteuses comme la reconnaissance vocale, la reconnaissance</text:span></text:p>
      <text:p text:style-name="P22"><text:span text:style-name="T2">visuelle/faciale, autrefois réservées à des industriels et l'armée, sont devenues des éléments de notre quotidien:</text:span></text:p>
      <text:p text:style-name="P22"><text:span text:style-name="T2"/></text:p>
      <text:p text:style-name="P22"><text:span text:style-name="T3">ML : </text:span><text:span text:style-name="T2">En d'autres termes, l'apprentissage automatique est un des domaines de l'intelligence artificielle visant </text:span><text:span text:style-name="T1">à permettre</text:span></text:p>
      <text:p text:style-name="P23"><text:span text:style-name="T1">à un ordinateur d'apprendre des connaissances puis de les appliquer pour réaliser des tâches que nous soustraitions</text:span></text:p>
      <text:p text:style-name="P22"><text:span text:style-name="T1">jusque là à notre raisonnement.</text:span></text:p>
      <text:p text:style-name="P22"><text:span text:style-name="T1"/></text:p>
      <text:p text:style-name="P27"><text:span text:style-name="T1">Régression :</text:span></text:p>
      <text:p text:style-name="P27"><text:span text:style-name="T1"/></text:p>
      <text:p text:style-name="P1"><text:span text:style-name="T1">En astronomie ce procédé est utilisé pour identifier la distance des galaxies à partir de multiples observations comme les mesures de l'intensité lumineuse de chacune d'elles dans les différentes longueurs d'ondes. Cela s'appelle le </text:span><text:a xlink:type="simple" xlink:href="https://fr.wikipedia.org/wiki/Décalage_vers_le_rouge_photométrique" office:target-frame-name="_blank" xlink:show="new" text:style-name="Internet_20_link" text:visited-style-name="Visited_20_Internet_20_Link"><text:span text:style-name="T1">décalage vers le rouge photométrique</text:span></text:a></text:p>
      <text:p text:style-name="Text_20_body">Les algorithmes tels les régressions linéaires, machines à vecteur de support ou encore les forêts d'arbres de décision sont taillés pour ce type de traitement.</text:p>
      <text:p text:style-name="P27"><text:span text:style-name="T1"/></text:p>
      <text:h text:style-name="P31" text:outline-level="3"><text:span text:style-name="T1">Apprentissage par renforcement</text:span></text:h>
      <text:p text:style-name="Quotations">« L’intelligence, c’est la faculté d’adaptation »<text:line-break/><text:a xlink:type="simple" xlink:href="https://fr.wikipedia.org/wiki/André_Gide" office:target-frame-name="_blank" xlink:show="new" text:style-name="Internet_20_link" text:visited-style-name="Visited_20_Internet_20_Link">André Gide</text:a></text:p>
      <text:p text:style-name="P27"><text:span text:style-name="T1">Différents algorithmes sont disponibles pour ce type d'apprentissage, comme le </text:span><text:a xlink:type="simple" xlink:href="https://en.wikipedia.org/wiki/Q-learning" office:target-frame-name="_blank" xlink:show="new" text:style-name="Internet_20_link" text:visited-style-name="Visited_20_Internet_20_Link"><text:span text:style-name="Emphasis"><text:span text:style-name="T1">Q-Learning</text:span></text:span></text:a><text:span text:style-name="T1"> ou </text:span><text:a xlink:type="simple" xlink:href="https://en.wikipedia.org/wiki/Monte_Carlo_algorithm" office:target-frame-name="_blank" xlink:show="new" text:style-name="Internet_20_link" text:visited-style-name="Visited_20_Internet_20_Link"><text:span text:style-name="Emphasis"><text:span text:style-name="T1">Monte-Carlo</text:span></text:span></text:a><text:span text:style-name="T1">, </text:span><text:a xlink:type="simple" xlink:href="https://en.wikipedia.org/wiki/State-Action-Reward-State-Action" office:target-frame-name="_blank" xlink:show="new" text:style-name="Internet_20_link" text:visited-style-name="Visited_20_Internet_20_Link"><text:span text:style-name="Emphasis"><text:span text:style-name="T1">SARSA</text:span></text:span></text:a><text:span text:style-name="T1">, mais ce sont les réseaux de neurones qui semblent être les plus pratiqués lorsque l'on regarde la littérature sur Internet. </text:span></text:p>
      <text:p text:style-name="P27"><text:span text:style-name="T1"/></text:p>
      <text:p text:style-name="P3"><text:span text:style-name="T2">Des exemples d'utilisation sont:</text:span></text:p>
      <text:list xml:id="list473372752" text:style-name="L1">
        <text:list-item>
          <text:p text:style-name="P14">La robotique: faire se déplacer un robot dans des conditions mouvantes </text:p>
        </text:list-item>
        <text:list-item>
          <text:p text:style-name="P14">Optimiser le déplacement des ascenseurs </text:p>
        </text:list-item>
        <text:list-item>
          <text:p text:style-name="P14">Router des paquets réseau </text:p>
        </text:list-item>
        <text:list-item>
          <text:p text:style-name="P14">Jeux de stratégie </text:p>
        </text:list-item>
        <text:list-item>
          <text:p text:style-name="P2">Chemin parcouru par les fourmis pour acheminer leur nourriture à la fourmilière </text:p>
        </text:list-item>
      </text:list>
      <text:p text:style-name="P22"><text:span text:style-name="T2"/></text:p>
      <text:p text:style-name="P22"><text:span text:style-name="T2"/></text:p>
      <text:p text:style-name="P17">Pour creuser le sujet:</text:p>
      <text:list xml:id="list324424808" text:style-name="L2">
        <text:list-item>
          <text:p text:style-name="P15"><text:a xlink:type="simple" xlink:href="http://blog.octo.com/apprentissage-par-renforcement-de-la-theorie-a-la-pratique/" office:target-frame-name="_blank" xlink:show="new" text:style-name="Internet_20_link" text:visited-style-name="Visited_20_Internet_20_Link">Apprentissage par renforcement – de la théorie à la pratique</text:a> </text:p>
        </text:list-item>
        <text:list-item>
          <text:p text:style-name="P15"><text:a xlink:type="simple" xlink:href="http://chercheurs.lille.inria.fr/~munos/master-mva/old_course/chap1.pdf" office:target-frame-name="_blank" xlink:show="new" text:style-name="Internet_20_link" text:visited-style-name="Visited_20_Internet_20_Link">Un cours de l'INRIA</text:a> et <text:a xlink:type="simple" xlink:href="http://chercheurs.lille.inria.fr/~munos/master-mva/" office:target-frame-name="_blank" xlink:show="new" text:style-name="Internet_20_link" text:visited-style-name="Visited_20_Internet_20_Link">quelques autres</text:a> </text:p>
        </text:list-item>
        <text:list-item>
          <text:p text:style-name="P4">Des <text:a xlink:type="simple" xlink:href="https://www.youtube.com/results?search_query=reinforcement+learning+robot" office:target-frame-name="_blank" xlink:show="new" text:style-name="Internet_20_link" text:visited-style-name="Visited_20_Internet_20_Link">vidéos de robots réalisant diverses tâches grâce à l'apprentissage par renforcement</text:a> </text:p>
        </text:list-item>
      </text:list>
      <text:p text:style-name="Text_20_body"><text:soft-page-break/></text:p>
      <text:h text:style-name="Heading_20_3" text:outline-level="3">Apprentissage par transfert</text:h>
      <text:p text:style-name="Text_20_body">Un exemple d'utilisation consisterait à transférer des tâches d'un réseau de neurones utilisé pour la reconnaissance manuscrite de l'écriture dans une langue pour l'appliquer à une autre langue, même très différente (français/japonais). </text:p>
      <text:p text:style-name="Text_20_body"/>
      <text:h text:style-name="Heading_20_2" text:outline-level="2">Les différents types d'algorithmes</text:h>
      <text:h text:style-name="Heading_20_3" text:outline-level="3">La régression linéaire</text:h>
      <text:p text:style-name="Text_20_body"/>
      <text:h text:style-name="Heading_20_3" text:outline-level="3">La régression logistique</text:h>
      <text:p text:style-name="Text_20_body"/>
      <text:h text:style-name="Heading_20_3" text:outline-level="3">Les arbres de décision</text:h>
      <text:p text:style-name="Text_20_body"/>
      <text:h text:style-name="Heading_20_3" text:outline-level="3">Random forest</text:h>
      <text:p text:style-name="Text_20_body"/>
      <text:h text:style-name="Heading_20_3" text:outline-level="3">SVM</text:h>
      <text:p text:style-name="Text_20_body"/>
      <text:h text:style-name="Heading_20_3" text:outline-level="3">Naive Bayes</text:h>
      <text:p text:style-name="Text_20_body"/>
      <text:h text:style-name="Heading_20_3" text:outline-level="3">KNN</text:h>
      <text:p text:style-name="Text_20_body"/>
      <text:h text:style-name="Heading_20_3" text:outline-level="3">Gradient Boost &amp; Adaboost,</text:h>
      <text:p text:style-name="Text_20_body"/>
      <text:h text:style-name="Heading_20_3" text:outline-level="3">Réseaux de neurones et deep learning</text:h>
      <text:p text:style-name="P7"><text:span text:style-name="T8">Ex : </text:span>NVIDIA Jetson Partner Stories: Horus</text:p>
      <text:p text:style-name="P5"/>
      <text:p text:style-name="P5">https://www.youtube.com/watch?v=9TEJC5fXnu8</text:p>
      <text:p text:style-name="Text_20_body"/>
      <text:p text:style-name="Text_20_body"/>
      <text:p text:style-name="P5"><text:soft-page-break/>Suite :</text:p>
      <text:h text:style-name="P33" text:outline-level="2">Choisir son type d'apprentissage et son algorithme</text:h>
      <text:p text:style-name="P8">Doc :</text:p>
      <text:p text:style-name="P8">choisir son algorythme :</text:p>
      <text:p text:style-name="P5"><text:a xlink:type="simple" xlink:href="https://docs.microsoft.com/fr-fr/azure/machine-learning/studio/algorithm-choice" text:style-name="Internet_20_link" text:visited-style-name="Visited_20_Internet_20_Link">https://docs.microsoft.com/fr-fr/azure/machine-learning/studio/algorithm-choice</text:a></text:p>
      <text:p text:style-name="P8">cours – ML </text:p>
      <text:p text:style-name="P5"><text:a xlink:type="simple" xlink:href="http://www.grappa.univ-lille3.fr/~torre/Enseignement/Cours/Apprentissage-Automatique/" text:style-name="Internet_20_link" text:visited-style-name="Visited_20_Internet_20_Link">http://www.grappa.univ-lille3.fr/~torre/Enseignement/Cours/Apprentissage-Automatique/</text:a></text:p>
      <text:p text:style-name="P9">(le lien ne fonctionne pas!) </text:p>
      <text:h text:style-name="P33" text:outline-level="2">Machine Learning et Python</text:h>
      <text:p text:style-name="P5"/>
      <text:p text:style-name="P5">Python a su s’installer/s'imposer dans l'univers scientifique et industriel. <text:line-break/>Le domaine du machine learning n'est pas resté à l'écart, bien au contraire...<text:line-break/>Les formidables possibilités de calcul du langage ont permis de percer ce secteur et de multiples librairies ont vu le jour.</text:p>
      <text:list xml:id="list158174836" text:style-name="L3">
        <text:list-item>
          <text:p text:style-name="P16"><text:a xlink:type="simple" xlink:href="https://github.com/spotify/annoy" office:target-frame-name="_blank" xlink:show="new" text:style-name="Internet_20_link" text:visited-style-name="Visited_20_Internet_20_Link">Annoy</text:a>, librairie extrêmement rapide implémentant la recherche des plus proches voisins </text:p>
        </text:list-item>
        <text:list-item>
          <text:p text:style-name="P16"><text:a xlink:type="simple" xlink:href="http://caffe.berkeleyvision.org/" office:target-frame-name="_blank" xlink:show="new" text:style-name="Internet_20_link" text:visited-style-name="Visited_20_Internet_20_Link">Caffe</text:a>, Deep learning framework </text:p>
        </text:list-item>
        <text:list-item>
          <text:p text:style-name="P16"><text:a xlink:type="simple" xlink:href="http://chainer.org/" office:target-frame-name="_blank" xlink:show="new" text:style-name="Internet_20_link" text:visited-style-name="Visited_20_Internet_20_Link">Chainer</text:a>, Framework intuitif pour les réseaux de neurones </text:p>
        </text:list-item>
        <text:list-item>
          <text:p text:style-name="P16"><text:a xlink:type="simple" xlink:href="https://github.com/nervanasystems/neon" office:target-frame-name="_blank" xlink:show="new" text:style-name="Internet_20_link" text:visited-style-name="Visited_20_Internet_20_Link">neon</text:a>, Deep Learning framework extrêmement performant </text:p>
        </text:list-item>
        <text:list-item>
          <text:p text:style-name="P16"><text:a xlink:type="simple" xlink:href="https://github.com/numenta/nupic" office:target-frame-name="_blank" xlink:show="new" text:style-name="Internet_20_link" text:visited-style-name="Visited_20_Internet_20_Link">NuPIC</text:a>, Plateforme d'IA implémentant les <text:a xlink:type="simple" xlink:href="http://numenta.com/papers-videos-and-more/resources/hierarchical-temporal-memory-white-paper/" office:target-frame-name="_blank" xlink:show="new" text:style-name="Internet_20_link" text:visited-style-name="Visited_20_Internet_20_Link">algorithmes d'apprentissage HTM</text:a> </text:p>
        </text:list-item>
        <text:list-item>
          <text:p text:style-name="P16"><text:a xlink:type="simple" xlink:href="http://www.shogun-toolbox.org/" office:target-frame-name="_blank" xlink:show="new" text:style-name="Internet_20_link" text:visited-style-name="Visited_20_Internet_20_Link">Shogun</text:a>, Large Scale Machine Learning Toolbox </text:p>
        </text:list-item>
        <text:list-item>
          <text:p text:style-name="P16"><text:a xlink:type="simple" xlink:href="http://tensorflow.org/" office:target-frame-name="_blank" xlink:show="new" text:style-name="Internet_20_link" text:visited-style-name="Visited_20_Internet_20_Link">TensorFlow</text:a>, Réseau de neurones disposant d'une API de haut niveau </text:p>
        </text:list-item>
        <text:list-item>
          <text:p text:style-name="P16"><text:a xlink:type="simple" xlink:href="http://deeplearning.net/software/theano/" office:target-frame-name="_blank" xlink:show="new" text:style-name="Internet_20_link" text:visited-style-name="Visited_20_Internet_20_Link">Theano</text:a>, Librairie d'apprentissage automatique destinée à évaluer et optimiser des expressions mathématiques </text:p>
        </text:list-item>
        <text:list-item>
          <text:p text:style-name="P16"><text:a xlink:type="simple" xlink:href="http://torch.ch/" office:target-frame-name="_blank" xlink:show="new" text:style-name="Internet_20_link" text:visited-style-name="Visited_20_Internet_20_Link">Torch</text:a>, Framework d'algorithmes d'apprentissage très performant disposant de binding Python </text:p>
        </text:list-item>
        <text:list-item>
          <text:p text:style-name="P16"><text:a xlink:type="simple" xlink:href="https://pypi.python.org/pypi/theanets" office:target-frame-name="_blank" xlink:show="new" text:style-name="Internet_20_link" text:visited-style-name="Visited_20_Internet_20_Link">Theanets</text:a>, deep learning </text:p>
        </text:list-item>
        <text:list-item>
          <text:p text:style-name="P10">... </text:p>
        </text:list-item>
      </text:list>
      <text:p text:style-name="P6"><text:tab/> <text:a xlink:type="simple" xlink:href="http://scikit-learn.org/" office:target-frame-name="_blank" xlink:show="new" text:style-name="Internet_20_link" text:visited-style-name="Visited_20_Internet_20_Link">Scikit-Learn</text:a> : <text:a xlink:type="simple" xlink:href="https://scikit-learn.org/stable/" text:style-name="Internet_20_link" text:visited-style-name="Visited_20_Internet_20_Link">https://scikit-learn.org/stable/</text:a></text:p>
      <text:p text:style-name="P5">Toutefois, <text:a xlink:type="simple" xlink:href="http://scikit-learn.org/" office:target-frame-name="_blank" xlink:show="new" text:style-name="Internet_20_link" text:visited-style-name="Visited_20_Internet_20_Link">Scikit-Learn</text:a> est probablement la plus populaire des librairies disponibles pour ce langage.<text:line-break/>Elle possède un grand nombre de fonctionnalités spécialisées dans l'analyse de données et le data Mining qui en font un outil de choix pour les chercheurs et développeurs. </text:p>
      <text:p text:style-name="P5"><text:a xlink:type="simple" xlink:href="https://scikit-learn.org/stable/" text:style-name="Internet_20_link" text:visited-style-name="Visited_20_Internet_20_Link">https://scikit-learn.org/stable/</text:a></text:p>
      <text:p text:style-name="P5"/>
      <text:p text:style-name="P11">refs  utiles :</text:p>
      <text:p text:style-name="P11"><text:a xlink:type="simple" xlink:href="https://fr.wikipedia.org/wiki/Intelligence_artificielle#Liens_externes" text:style-name="Internet_20_link" text:visited-style-name="Visited_20_Internet_20_Link">https://fr.wikipedia.org/wiki/Intelligence_artificielle#Liens_externes</text:a></text:p>
      <text:p text:style-name="P11"><text:soft-page-break/><text:a xlink:type="simple" xlink:href="https://www.oreilly.com/topics/ai" text:style-name="Internet_20_link" text:visited-style-name="Visited_20_Internet_20_Link">https://www.oreilly.com/topics/ai</text:a></text:p>
      <text:p text:style-name="P11">books :</text:p>
      <text:p text:style-name="P11"><text:a xlink:type="simple" xlink:href="https://www.oreilly.com/library/view/the-new-artificial/9781492048978/" text:style-name="Internet_20_link" text:visited-style-name="Visited_20_Internet_20_Link">https://www.oreilly.com/library/view/the-new-artificial/9781492048978/</text:a></text:p>
      <text:p text:style-name="P11"><text:a xlink:type="simple" xlink:href="https://www.oreilly.com/library/view/artificial-intelligence-now/9781492049210/" text:style-name="Internet_20_link" text:visited-style-name="Visited_20_Internet_20_Link">https://www.oreilly.com/library/view/artificial-intelligence-now/9781492049210/</text:a></text:p>
      <text:p text:style-name="P11"><text:a xlink:type="simple" xlink:href="https://www.oreilly.com/library/view/what-is-artificial/9781492029779/" text:style-name="Internet_20_link" text:visited-style-name="Visited_20_Internet_20_Link">https://www.oreilly.com/library/view/what-is-artificial/9781492029779/</text:a></text:p>
      <text:p text:style-name="P11">Le livre <text:a xlink:type="simple" xlink:href="https://github.com/jakevdp/PythonDataScienceHandbook" office:target-frame-name="_blank" xlink:show="new" text:style-name="Internet_20_link" text:visited-style-name="Visited_20_Internet_20_Link">Python Data Science Handbook</text:a> entièrement en notebooks<text:line-break/><text:span text:style-name="Strong_20_Emphasis">A lire absolument</text:span> par tout Data Scientist ! :</text:p>
      <text:p text:style-name="P11"><text:a xlink:type="simple" xlink:href="https://github.com/jakevdp/PythonDataScienceHandbook" text:style-name="Internet_20_link" text:visited-style-name="Visited_20_Internet_20_Link">https://github.com/jakevdp/PythonDataScienceHandbook</text:a></text:p>
      <text:p text:style-name="P12">clone : <text:a xlink:type="simple" xlink:href="https://github.com/jakevdp/PythonDataScienceHandbook.git" text:style-name="Internet_20_link" text:visited-style-name="Visited_20_Internet_20_Link">https://github.com/jakevdp/PythonDataScienceHandbook.git</text:a></text:p>
      <text:p text:style-name="P12"><text:span text:style-name="T9">e-</text:span>book : <text:a xlink:type="simple" xlink:href="https://www.packtpub.com/eu/packt/free-ebook/what-you-need-know-about-machine-learning" text:style-name="Internet_20_link" text:visited-style-name="Visited_20_Internet_20_Link">https://www.packtpub.com/eu/packt/free-ebook/what-you-need-know-about-machine-learning</text:a></text:p>
      <text:p text:style-name="P12">(check link!) </text:p>
      <text:p text:style-name="P12"><text:a xlink:type="simple" xlink:href="https://www.packtpub.com/eu/" text:style-name="Internet_20_link" text:visited-style-name="Visited_20_Internet_20_Link">https://www.packtpub.com/eu/</text:a></text:p>
      <text:p text:style-name="P12"/>
      <text:p text:style-name="P11"/>
      <text:p text:style-name="P11">asso afia : <text:a xlink:type="simple" xlink:href="https://afia.asso.fr/" text:style-name="Internet_20_link" text:visited-style-name="Visited_20_Internet_20_Link">https://afia.asso.fr/</text:a></text:p>
      <text:p text:style-name="P11">asso open AI  elon musk : : <text:a xlink:type="simple" xlink:href="https://en.wikipedia.org/wiki/OpenAI" text:style-name="Internet_20_link" text:visited-style-name="Visited_20_Internet_20_Link">https://en.wikipedia.org/wiki/OpenAI</text:a> </text:p>
      <text:p text:style-name="P11"/>
      <text:p text:style-name="P13">réfs images :</text:p>
      <text:p text:style-name="P13"><text:a xlink:type="simple" xlink:href="https://fr.wikipedia.org/wiki/Wikipédia:Accueil_principal" text:style-name="Internet_20_link" text:visited-style-name="Visited_20_Internet_20_Link">https://fr.wikipedia.org/wiki/Wikip%C3%A9dia:Accueil_principal</text:a></text:p>
      <text:p text:style-name="P13"><text:a xlink:type="simple" xlink:href="https://pixabay.com/" text:style-name="Internet_20_link" text:visited-style-name="Visited_20_Internet_20_Link">https://pixabay.com/</text:a></text:p>
      <text:p text:style-name="P13"/>
      <text:p text:style-name="P30"/>
      <text:p text:style-name="P29"/>
      <text:p text:style-name="P24"/>
      <text:p text:style-name="P24"/>
      <text:p text:style-name="P24">Me</text:p>
      <text:p text:style-name="P19">langages utilisés : </text:p>
      <text:p text:style-name="P19">Lisp / Prolog <text:s/></text:p>
      <text:p text:style-name="P21">systèmes experts </text:p>
      <text:p text:style-name="P21">voir article :</text:p>
      <text:p text:style-name="P21">mon article IEE …</text:p>
      <text:p text:style-name="P21">===</text:p>
      <text:p text:style-name="P21"><text:span text:style-name="T1">Des disciplines extrêmement compliquées et coûteuses comme la reconnaissance vocale, la reconnaissance</text:span></text:p>
      <text:p text:style-name="P21"><text:span text:style-name="T1">visuelle/faciale, autrefois réservées à des industriels et l'armée, sont devenues des éléments de notre quotidien:</text:span></text:p>
      <text:p text:style-name="P28"/>
      <text:p text:style-name="P21"/>
      <text:p text:style-name="P21"/>
      <text:p text:style-name="P19"/>
      <text:p text:style-name="P19"><text:soft-page-break/></text:p>
      <text:p text:style-name="P25">trace :</text:p>
      <text:p text:style-name="P25"/>
      <text:p text:style-name="P25"><text:span text:style-name="T6">&gt; </text:span><text:span text:style-name="T5">Classification – </text:span><text:span text:style-name="T6">p</text:span><text:span text:style-name="T7">6/15</text:span></text:p>
      <text:p text:style-name="P27"><text:span text:style-name="T7">&gt; </text:span><text:span text:style-name="T5">régression </text:span></text:p>
      <text:p text:style-name="P27"><text:span text:style-name="T5"/></text:p>
      <text:p text:style-name="P25"><text:span text:style-name="T5"/></text:p>
      <text:p text:style-name="P26"><text:span text:style-name="T5">ex :</text:span></text:p>
      <text:p text:style-name="P26"><text:span text:style-name="T5">spams : </text:span></text:p>
      <text:h text:style-name="P32" text:outline-level="1"><text:span text:style-name="T5">Spam detection using neural networks in Python</text:span></text:h>
      <text:p text:style-name="P26"><text:span text:style-name="T5"/></text:p>
      <text:p text:style-name="P26"><text:a xlink:type="simple" xlink:href="https://medium.com/emergent-future/spam-detection-using-neural-networks-in-python-9b2b2a062272" text:style-name="Internet_20_link" text:visited-style-name="Visited_20_Internet_20_Link"><text:span text:style-name="T5">https://medium.com/emergent-future/spam-detection-using-neural-networks-in-python-9b2b2a062272</text:span></text:a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IDFont+F1" svg:font-family="CIDFont+F1" style:font-family-generic="roman" style:font-pitch="variable"/>
    <style:font-face style:name="CIDFont+F4" svg:font-family="CIDFont+F4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0:25:51.822000000</meta:creation-date>
    <dc:date>2019-12-09T12:28:51.987000000</dc:date>
    <meta:editing-duration>PT1H42M21S</meta:editing-duration>
    <meta:editing-cycles>23</meta:editing-cycles>
    <meta:generator>LibreOffice/6.2.4.2$Windows_X86_64 LibreOffice_project/2412653d852ce75f65fbfa83fb7e7b669a126d64</meta:generator>
    <meta:document-statistic meta:table-count="0" meta:image-count="0" meta:object-count="0" meta:page-count="5" meta:paragraph-count="101" meta:word-count="674" meta:character-count="5462" meta:non-whitespace-character-count="4863"/>
  </office:meta>
</office:document-meta>
</file>